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text-position="0% 100%"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text-position="0% 100%" fo:font-size="12pt" fo:font-weight="bold" style:font-size-asian="10.5pt" style:font-weight-asian="bold" style:font-size-complex="12pt" style:font-weight-complex="bold"/>
    </style:style>
    <style:style style:name="P6" style:family="paragraph" style:parent-style-name="Table_20_Contents">
      <style:paragraph-properties fo:text-align="start" style:justify-single-word="false"/>
      <style:text-properties fo:font-size="12pt" style:font-size-asian="10.5pt" style:font-size-complex="12pt"/>
    </style:style>
    <style:style style:name="P7"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9"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list-style-name="L3">
      <style:paragraph-properties fo:text-align="start" style:justify-single-word="false"/>
      <style:text-properties fo:font-size="12pt" fo:font-weight="bold" style:font-size-asian="10.5pt" style:font-weight-asian="bold" style:font-size-complex="12pt" style:font-weight-complex="bold"/>
    </style:style>
    <style:style style:name="P12" style:family="paragraph" style:parent-style-name="Standard" style:list-style-name="L4">
      <style:paragraph-properties fo:text-align="start" style:justify-single-word="false"/>
    </style:style>
    <style:style style:name="P13" style:family="paragraph" style:parent-style-name="Standard" style:list-style-name="L4">
      <style:paragraph-properties fo:text-align="start" style:justify-single-word="false"/>
      <style:text-properties style:text-position="0% 100%" fo:font-size="12pt" fo:font-weight="normal" style:font-size-asian="10.5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style:text-position="sub 58%" fo:font-size="12pt" fo:font-weight="normal" style:font-size-asian="10.5pt" style:font-weight-asian="normal" style:font-size-complex="12pt" style:font-weight-complex="normal"/>
    </style:style>
    <style:style style:name="T3" style:family="text">
      <style:text-properties style:text-position="0% 100%" fo:font-size="12pt" fo:font-weight="normal" style:font-size-asian="10.5pt" style:font-weight-asian="normal" style:font-size-complex="12pt" style:font-weight-complex="normal"/>
    </style:style>
    <style:style style:name="T4" style:family="text">
      <style:text-properties officeooo:rsid="00179d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ultiple granularity</text:p>
      <text:p text:style-name="P3"/>
      <text:list xml:id="list1090222054" text:style-name="L1">
        <text:list-item>
          <text:p text:style-name="P7">A hierarchy of data size granularities is defined where small granularities are nested within larger ones. </text:p>
        </text:list-item>
        <text:list-item>
          <text:p text:style-name="P7">Such a hierarchy can be represented graphically as a tree. In this tree a non-leaf node represents the data associated with its descendants.</text:p>
          <text:list>
            <text:list-item>
              <text:p text:style-name="P7">A typical hierarchy will represent an entire database as its root. </text:p>
            </text:list-item>
            <text:list-item>
              <text:p text:style-name="P7">The children of the database-root represent the areas which constitute the entire database. </text:p>
            </text:list-item>
            <text:list-item>
              <text:p text:style-name="P7">The children of each area-node represent the files which constitute the area.</text:p>
            </text:list-item>
            <text:list-item>
              <text:p text:style-name="P7">The children of each file-node represent the records which constitute the file</text:p>
            </text:list-item>
          </text:list>
        </text:list-item>
        <text:list-item>
          <text:p text:style-name="P7">Each node in the tree can be locked individually. When a node is locked all its descendants are locked too.</text:p>
        </text:list-item>
      </text:list>
      <text:p text:style-name="P2"/>
      <text:p text:style-name="P1">What is the problem with the above way of designing multiple granularity?</text:p>
      <text:p text:style-name="P2">If there is a need to lock an item at the higher levels of the hierarchy, first the entire sub-tree beneath it must be searched to see if there are any descendants who already have an incompatible lock.</text:p>
      <text:p text:style-name="P2"/>
      <text:p text:style-name="P1">How can this be resolved?</text:p>
      <text:p text:style-name="P2">By introducing a new class of lock modes called the intention lock modes.</text:p>
      <text:list xml:id="list1897461821" text:style-name="L2">
        <text:list-item>
          <text:p text:style-name="P8">If a node is locked in an intention mode, explicit locking has been done at the lower level of the tree(i.e., at a finer granularity).</text:p>
        </text:list-item>
        <text:list-item>
          <text:p text:style-name="P8">When a lock is need<text:span text:style-name="T4">ed</text:span> to be applied to a node at the lower granularity, all its ancestors are locked using intentional locks. Thus a transaction need not search the entire tree to determine whether it can lock a node successfully.</text:p>
        </text:list-item>
      </text:list>
      <text:p text:style-name="P2"/>
      <text:p text:style-name="P1">Different types of intention lock modes and their semantics</text:p>
      <text:list xml:id="list155388794" text:style-name="L3">
        <text:list-item>
          <text:p text:style-name="P11">Shared</text:p>
        </text:list-item>
        <text:list-item>
          <text:p text:style-name="P11">Exclusive</text:p>
        </text:list-item>
        <text:list-item>
          <text:p text:style-name="P11">Intention-shared(IS) mode</text:p>
          <text:list>
            <text:list-item>
              <text:p text:style-name="P9">If a node is locked in the IS mode, then some descendant of it is explicitly locked in the shared mode</text:p>
            </text:list-item>
            <text:list-item>
              <text:p text:style-name="P9">Note that this lock specifies the lock of a descendant only and not of the node itself.</text:p>
            </text:list-item>
          </text:list>
        </text:list-item>
        <text:list-item>
          <text:p text:style-name="P11">Intention-exclusive(IX) mode</text:p>
          <text:list>
            <text:list-item>
              <text:p text:style-name="P9">If a node is locked in the IX mode, then some descendant of it is explicitly locked in the the exclusive mode</text:p>
            </text:list-item>
            <text:list-item>
              <text:p text:style-name="P9">Note that this lock specifies the lock of a descendant only and not of the node itself.</text:p>
            </text:list-item>
          </text:list>
        </text:list-item>
        <text:list-item>
          <text:p text:style-name="P11">Shared with intention-exclusive(SIX) mode</text:p>
          <text:list>
            <text:list-item>
              <text:p text:style-name="P9">If a node is locked in the SIX mode, then</text:p>
              <text:list>
                <text:list-item>
                  <text:p text:style-name="P9">The subtree rooted by this node is explicitly locked in the shared mode and</text:p>
                </text:list-item>
                <text:list-item>
                  <text:p text:style-name="P9">Some descendant of it is explicitly locked in the exclusive mode</text:p>
                </text:list-item>
              </text:list>
            </text:list-item>
            <text:list-item>
              <text:p text:style-name="P9">Note that this lock specifies the lock <text:span text:style-name="T4">of </text:span>the node and that of a descendant.</text:p>
            </text:list-item>
          </text:list>
        </text:list-item>
      </text:list>
      <text:p text:style-name="P2"/>
      <text:p text:style-name="P1">Compatibility matrix of the intention and explicit lock modes</text:p>
      <table:table table:name="Table2" table:style-name="Table2">
        <table:table-column table:style-name="Table2.A" table:number-columns-repeated="5"/>
        <table:table-column table:style-name="Table2.F"/>
        <table:table-row>
          <table:table-cell table:style-name="Table2.A1" office:value-type="string">
            <text:p text:style-name="P6"/>
          </table:table-cell>
          <table:table-cell table:style-name="Table2.A1" office:value-type="string">
            <text:p text:style-name="P6">IS</text:p>
          </table:table-cell>
          <table:table-cell table:style-name="Table2.A1" office:value-type="string">
            <text:p text:style-name="P6">IX</text:p>
          </table:table-cell>
          <table:table-cell table:style-name="Table2.A1" office:value-type="string">
            <text:p text:style-name="P6">S</text:p>
          </table:table-cell>
          <table:table-cell table:style-name="Table2.A1" office:value-type="string">
            <text:p text:style-name="P6">SIX</text:p>
          </table:table-cell>
          <table:table-cell table:style-name="Table2.F1" office:value-type="string">
            <text:p text:style-name="P6">X</text:p>
          </table:table-cell>
        </table:table-row>
        <table:table-row>
          <table:table-cell table:style-name="Table2.A2" office:value-type="string">
            <text:p text:style-name="P6">IS</text:p>
          </table:table-cell>
          <table:table-cell table:style-name="Table2.A2" office:value-type="string">
            <text:p text:style-name="P6">True</text:p>
          </table:table-cell>
          <table:table-cell table:style-name="Table2.A2" office:value-type="string">
            <text:p text:style-name="P6">True</text:p>
          </table:table-cell>
          <table:table-cell table:style-name="Table2.A2" office:value-type="string">
            <text:p text:style-name="P6">True</text:p>
          </table:table-cell>
          <table:table-cell table:style-name="Table2.A2" office:value-type="string">
            <text:p text:style-name="P6">True</text:p>
          </table:table-cell>
          <table:table-cell table:style-name="Table2.F2" office:value-type="string">
            <text:p text:style-name="P6">False</text:p>
          </table:table-cell>
        </table:table-row>
        <table:table-row>
          <table:table-cell table:style-name="Table2.A2" office:value-type="string">
            <text:p text:style-name="P6">IX</text:p>
          </table:table-cell>
          <table:table-cell table:style-name="Table2.A2" office:value-type="string">
            <text:p text:style-name="P6">True</text:p>
          </table:table-cell>
          <table:table-cell table:style-name="Table2.A2" office:value-type="string">
            <text:p text:style-name="P6">True</text:p>
          </table:table-cell>
          <table:table-cell table:style-name="Table2.A2" office:value-type="string">
            <text:p text:style-name="P6">False</text:p>
          </table:table-cell>
          <table:table-cell table:style-name="Table2.A2" office:value-type="string">
            <text:p text:style-name="P6">False</text:p>
          </table:table-cell>
          <table:table-cell table:style-name="Table2.F2" office:value-type="string">
            <text:p text:style-name="P6">False</text:p>
          </table:table-cell>
        </table:table-row>
        <table:table-row>
          <table:table-cell table:style-name="Table2.A2" office:value-type="string">
            <text:p text:style-name="P6">S</text:p>
          </table:table-cell>
          <table:table-cell table:style-name="Table2.A2" office:value-type="string">
            <text:p text:style-name="P6">True</text:p>
          </table:table-cell>
          <table:table-cell table:style-name="Table2.A2" office:value-type="string">
            <text:p text:style-name="P6">False</text:p>
          </table:table-cell>
          <table:table-cell table:style-name="Table2.A2" office:value-type="string">
            <text:p text:style-name="P6">True</text:p>
          </table:table-cell>
          <table:table-cell table:style-name="Table2.A2" office:value-type="string">
            <text:p text:style-name="P6">False</text:p>
          </table:table-cell>
          <table:table-cell table:style-name="Table2.F2" office:value-type="string">
            <text:p text:style-name="P6">False</text:p>
          </table:table-cell>
        </table:table-row>
        <text:soft-page-break/>
        <table:table-row>
          <table:table-cell table:style-name="Table2.A2" office:value-type="string">
            <text:p text:style-name="P6">SIX</text:p>
          </table:table-cell>
          <table:table-cell table:style-name="Table2.A2" office:value-type="string">
            <text:p text:style-name="P6">True</text:p>
          </table:table-cell>
          <table:table-cell table:style-name="Table2.A2" office:value-type="string">
            <text:p text:style-name="P6">False</text:p>
          </table:table-cell>
          <table:table-cell table:style-name="Table2.A2" office:value-type="string">
            <text:p text:style-name="P6">False</text:p>
          </table:table-cell>
          <table:table-cell table:style-name="Table2.A2" office:value-type="string">
            <text:p text:style-name="P6">False</text:p>
          </table:table-cell>
          <table:table-cell table:style-name="Table2.F2" office:value-type="string">
            <text:p text:style-name="P6">False</text:p>
          </table:table-cell>
        </table:table-row>
        <table:table-row>
          <table:table-cell table:style-name="Table2.A2" office:value-type="string">
            <text:p text:style-name="P6">X</text:p>
          </table:table-cell>
          <table:table-cell table:style-name="Table2.A2" office:value-type="string">
            <text:p text:style-name="P6">False</text:p>
          </table:table-cell>
          <table:table-cell table:style-name="Table2.A2" office:value-type="string">
            <text:p text:style-name="P6">False</text:p>
          </table:table-cell>
          <table:table-cell table:style-name="Table2.A2" office:value-type="string">
            <text:p text:style-name="P6">False</text:p>
          </table:table-cell>
          <table:table-cell table:style-name="Table2.A2" office:value-type="string">
            <text:p text:style-name="P6">False</text:p>
          </table:table-cell>
          <table:table-cell table:style-name="Table2.F2" office:value-type="string">
            <text:p text:style-name="P6">False</text:p>
          </table:table-cell>
        </table:table-row>
      </table:table>
      <text:p text:style-name="P2"/>
      <text:p text:style-name="P1">Multiple-granularity locking protocol</text:p>
      <text:p text:style-name="P2">Ensures serializability by requiring that each transaction follows these rules</text:p>
      <text:list xml:id="list580761300" text:style-name="L4">
        <text:list-item>
          <text:p text:style-name="P10">It must observe the lock-compatibility function</text:p>
        </text:list-item>
        <text:list-item>
          <text:p text:style-name="P10">It must lock the root of the tree first, and can lock it in any mode, i.e., it must apply locks in a top down manner</text:p>
        </text:list-item>
        <text:list-item>
          <text:p text:style-name="P10">It must lock the ancestors of a node in the appropriate intention modes before applying an explicit lock to the current node</text:p>
        </text:list-item>
        <text:list-item>
          <text:p text:style-name="P12"><text:span text:style-name="T1">It can lock a node only if it has not previously unlocked any node(that is, T</text:span><text:span text:style-name="T2">i</text:span><text:span text:style-name="T3"> is two phase)</text:span></text:p>
        </text:list-item>
        <text:list-item>
          <text:p text:style-name="P13">It can unlock a node only if it currently has none of the children of that node locked, i.e., it can release locks only in a bottom-up manner</text:p>
        </text:list-item>
      </text:list>
      <text:p text:style-name="P4"/>
      <text:p text:style-name="P5">Performance vs non-granular locking</text:p>
      <text:p text:style-name="P4">If a transaction needs to access a large a set of items, multiple granularity locking requires fewer locks, whereas if only one item needs to be accessed, the single lock granularity system allows this with just one lock. Because all the desired data items are locked and unlocked together in the multiple granularity scheme, the locking overhead is low, but concurrency is also reduc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4-15T19:17:25</meta:creation-date>
    <dc:date>2012-12-10T13:10:57</dc:date>
    <dc:creator>Kempa </dc:creator>
    <meta:editing-duration>PT6M34S</meta:editing-duration>
    <meta:editing-cycles>6</meta:editing-cycles>
    <meta:generator>LibreOffice/3.6$Linux_x86 LibreOffice_project/360m1$Build-2</meta:generator>
    <meta:document-statistic meta:table-count="1" meta:image-count="0" meta:object-count="0" meta:page-count="2" meta:paragraph-count="73" meta:word-count="642" meta:character-count="3514" meta:non-whitespace-character-count="2968"/>
  </office:meta>
</office:document-meta>
</file>